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4932*"/>
    </style:style>
    <style:style style:name="Table1.B" style:family="table-column">
      <style:table-column-properties style:rel-column-width="21568*"/>
    </style:style>
    <style:style style:name="Table1.C" style:family="table-column">
      <style:table-column-properties style:rel-column-width="29034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6214*"/>
    </style:style>
    <style:style style:name="Table2.B" style:family="table-column">
      <style:table-column-properties style:rel-column-width="3932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2822*"/>
    </style:style>
    <style:style style:name="Table3.B" style:family="table-column">
      <style:table-column-properties style:rel-column-width="18520*"/>
    </style:style>
    <style:style style:name="Table3.C" style:family="table-column">
      <style:table-column-properties style:rel-column-width="34192*"/>
    </style:style>
    <style:style style:name="Table3.A1" style:family="table-cell">
      <style:table-cell-properties fo:border="none"/>
    </style:style>
  </office:automatic-styles>
  <office:body>
    <office:text>
      <text:p text:style-name="Title">Slice</text:p>
      <text:p text:style-name="P1">Slice <text:s text:c="1"/>// Produces a sub-tensor of its input.</text:p>
      <text:h text:style-name="Heading_20_1" text:outline-level="1">Description</text:h>
      <text:p text:style-name="First_20_paragraph">Takes a slice of an input tensor, i.e., the sub-tensor that resides within a bounding box, optionally with a stride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arg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<draw:frame draw:style-name="fr1" text:anchor-type="as-char"><draw:object xlink:href="Formula-0/" xlink:type="simple" xlink:show="embed" xlink:actuate="onLoad"/></draw:frame>.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lower_bounds</text:p>
          </table:table-cell>
          <table:table-cell table:style-name="Table2.A1" office:value-type="string">
            <text:p text:style-name="Table_20_Contents">The (inclusive) lower-bound coordinates <draw:frame draw:style-name="fr1" text:anchor-type="as-char"><draw:object xlink:href="Formula-2/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Table_20_Contents">upper_bounds</text:p>
          </table:table-cell>
          <table:table-cell table:style-name="Table2.A1" office:value-type="string">
            <text:p text:style-name="Table_20_Contents">The (exclusive) upper-bound coordinates <draw:frame draw:style-name="fr1" text:anchor-type="as-char"><draw:object xlink:href="Formula-4/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Table_20_Contents">strides</text:p>
          </table:table-cell>
          <table:table-cell table:style-name="Table2.A1" office:value-type="string">
            <text:p text:style-name="Table_20_Contents">The strides <draw:frame draw:style-name="fr1" text:anchor-type="as-char"><draw:object xlink:href="Formula-6/" xlink:type="simple" xlink:show="embed" xlink:actuate="onLoad"/></draw:frame> for the slices. Defaults to 1s.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output</text:span></text:p>
          </table:table-cell>
          <table:table-cell table:style-name="Table3.A1" office:value-type="string">
            <text:p text:style-name="Table_20_Contents">Same as arg</text:p>
          </table:table-cell>
          <table:table-cell table:style-name="Table3.A1" office:value-type="string">
            <text:p text:style-name="Table_20_Contents"><draw:frame draw:style-name="fr1" text:anchor-type="as-char"><draw:object xlink:href="Formula-8/" xlink:type="simple" xlink:show="embed" xlink:actuate="onLoad"/></draw:frame>.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10/" xlink:type="simple" xlink:show="embed" xlink:actuate="onLoad"/></draw:frame></text:p>
      <text:p text:style-name="Text_20_body">where <draw:frame draw:style-name="fr1" text:anchor-type="as-char"><draw:object xlink:href="Formula-12/" xlink:type="simple" xlink:show="embed" xlink:actuate="onLoad"/></draw:frame> is a coordinate of the output.</text:p>
      <text:h text:style-name="Heading_20_1" text:outline-level="1">C++ Interface</text:h>
      <text:p text:style-name="First_20_paragraph">ngraph::op::v0::Sl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lice</dc:title>
  </office:meta>
</office:document-meta>
</file>

<file path=Formula-0/content.xml><?xml version="1.0" encoding="utf-8"?>
<math xmlns="http://www.w3.org/1998/Math/MathML" display="inline">
  <mrow>
    <mi>D</mi>
    <mo>=</mo>
    <msub>
      <mi>D</mi>
      <mn>1</mn>
    </msub>
    <mo>,</mo>
    <msub>
      <mi>D</mi>
      <mn>2</mn>
    </msub>
    <mo>,</mo>
    <mi>…</mi>
    <mo>,</mo>
    <msub>
      <mi>D</mi>
      <mi>n</mi>
    </msub>
  </mrow>
</math>
</file>

<file path=Formula-1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i>I</mi>
    </msub>
    <mo>=</mo>
    <msub>
      <mstyle mathvariant="monospace">
        <mi>𝚊</mi>
        <mi>𝚛</mi>
        <mi>𝚐</mi>
      </mstyle>
      <mrow>
        <mi>L</mi>
        <mo>+</mo>
        <mi>I</mi>
        <mo>*</mo>
        <mi>S</mi>
      </mrow>
    </msub>
  </mrow>
</math>
</file>

<file path=Formula-12/content.xml><?xml version="1.0" encoding="utf-8"?>
<math xmlns="http://www.w3.org/1998/Math/MathML" display="inline">
  <mrow>
    <mi>I</mi>
    <mo>=</mo>
    <msub>
      <mi>I</mi>
      <mn>1</mn>
    </msub>
    <mo>,</mo>
    <msub>
      <mi>I</mi>
      <mn>2</mn>
    </msub>
    <mo>,</mo>
    <mi>…</mi>
    <mo>,</mo>
    <msub>
      <mi>I</mi>
      <mi>n</mi>
    </msub>
  </mrow>
</math>
</file>

<file path=Formula-2/content.xml><?xml version="1.0" encoding="utf-8"?>
<math xmlns="http://www.w3.org/1998/Math/MathML" display="inline">
  <mrow>
    <mi>L</mi>
    <mo>=</mo>
    <msub>
      <mi>L</mi>
      <mn>1</mn>
    </msub>
    <mo>,</mo>
    <msub>
      <mi>L</mi>
      <mn>2</mn>
    </msub>
    <mo>,</mo>
    <mi>…</mi>
    <mo>,</mo>
    <msub>
      <mi>L</mi>
      <mi>n</mi>
    </msub>
    <mi>.</mi>
  </mrow>
</math>
</file>

<file path=Formula-4/content.xml><?xml version="1.0" encoding="utf-8"?>
<math xmlns="http://www.w3.org/1998/Math/MathML" display="inline">
  <mrow>
    <mi>U</mi>
    <mo>=</mo>
    <msub>
      <mi>U</mi>
      <mn>1</mn>
    </msub>
    <mo>,</mo>
    <msub>
      <mi>U</mi>
      <mn>2</mn>
    </msub>
    <mo>,</mo>
    <mi>…</mi>
    <mo>,</mo>
    <msub>
      <mi>U</mi>
      <mi>n</mi>
    </msub>
    <mi>.</mi>
  </mrow>
</math>
</file>

<file path=Formula-6/content.xml><?xml version="1.0" encoding="utf-8"?>
<math xmlns="http://www.w3.org/1998/Math/MathML" display="inline">
  <mrow>
    <mi>S</mi>
    <mo>=</mo>
    <msub>
      <mi>S</mi>
      <mn>1</mn>
    </msub>
    <mo>,</mo>
    <msub>
      <mi>S</mi>
      <mn>2</mn>
    </msub>
    <mo>,</mo>
    <mi>…</mi>
    <mo>,</mo>
    <msub>
      <mi>S</mi>
      <mi>n</mi>
    </msub>
  </mrow>
</math>
</file>

<file path=Formula-8/content.xml><?xml version="1.0" encoding="utf-8"?>
<math xmlns="http://www.w3.org/1998/Math/MathML" display="inline">
  <mrow>
    <mi>D</mi>
    <msub>
      <mi>′</mi>
      <mi>i</mi>
    </msub>
    <mo>=</mo>
    <mo stretchy="false" form="prefix">⌈</mo>
    <mfrac>
      <mrow>
        <msub>
          <mi>U</mi>
          <mi>i</mi>
        </msub>
        <mo>−</mo>
        <msub>
          <mi>L</mi>
          <mi>i</mi>
        </msub>
      </mrow>
      <msub>
        <mi>S</mi>
        <mi>i</mi>
      </msub>
    </mfrac>
    <mo stretchy="false" form="postfix">⌉</mo>
  </mrow>
</math>
</file>